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998f" officeooo:paragraph-rsid="0018998f"/>
    </style:style>
    <style:style style:name="P2" style:family="paragraph" style:parent-style-name="Standard">
      <style:paragraph-properties fo:text-align="center" style:justify-single-word="false"/>
      <style:text-properties officeooo:rsid="0018998f" officeooo:paragraph-rsid="0018998f"/>
    </style:style>
    <style:style style:name="P3" style:family="paragraph" style:parent-style-name="Standard">
      <style:paragraph-properties fo:text-align="end" style:justify-single-word="false"/>
      <style:text-properties officeooo:rsid="001d9566" officeooo:paragraph-rsid="001d9566"/>
    </style:style>
    <style:style style:name="P4" style:family="paragraph" style:parent-style-name="Standard">
      <style:paragraph-properties fo:text-align="start" style:justify-single-word="false"/>
      <style:text-properties officeooo:rsid="001d9566" officeooo:paragraph-rsid="0018998f"/>
    </style:style>
    <style:style style:name="P5" style:family="paragraph" style:parent-style-name="Standard">
      <style:paragraph-properties fo:text-align="end" style:justify-single-word="false"/>
      <style:text-properties officeooo:rsid="0023e339" officeooo:paragraph-rsid="0023e339"/>
    </style:style>
    <style:style style:name="P6" style:family="paragraph" style:parent-style-name="Standard">
      <style:paragraph-properties fo:text-align="start" style:justify-single-word="false"/>
      <style:text-properties officeooo:rsid="001d9566" officeooo:paragraph-rsid="0018998f"/>
    </style:style>
    <style:style style:name="P7" style:family="paragraph" style:parent-style-name="Standard">
      <style:paragraph-properties fo:text-align="center" style:justify-single-word="false"/>
      <style:text-properties officeooo:rsid="0018998f" officeooo:paragraph-rsid="0018998f"/>
    </style:style>
    <style:style style:name="P8" style:family="paragraph" style:parent-style-name="Standard">
      <style:paragraph-properties fo:text-align="start" style:justify-single-word="false"/>
      <style:text-properties officeooo:rsid="0018998f" officeooo:paragraph-rsid="0018998f"/>
    </style:style>
    <style:style style:name="T1" style:family="text">
      <style:text-properties officeooo:rsid="001d9566"/>
    </style:style>
    <style:style style:name="T2" style:family="text">
      <style:text-properties officeooo:rsid="00243673"/>
    </style:style>
    <style:style style:name="T3" style:family="text">
      <style:text-properties officeooo:rsid="00247cea"/>
    </style:style>
    <style:style style:name="T4" style:family="text">
      <style:text-properties officeooo:rsid="002ae9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18</text:span> de Octubre 2018</text:p>
      <text:p text:style-name="P1"/>
      <text:p text:style-name="P1">Francisco Javier <text:span text:style-name="T2">Sánchez</text:span> Temprano <text:span text:style-name="T1">#6481</text:span></text:p>
      <text:p text:style-name="P1"/>
      <text:p text:style-name="P5">LMSXI</text:p>
      <text:p text:style-name="P1"/>
      <text:p text:style-name="P1"/>
      <text:p text:style-name="P2"><text:span text:style-name="T2">Boletín</text:span> <text:span text:style-name="T3">5</text:span></text:p>
      <text:p text:style-name="P2"/>
      <text:p text:style-name="P8">Los siguientes documentos no son válidos porque contienen errores (los errores están en la DTD interna). Corrige los errores y comprueba que ya son documentos válidos. Casi siempre habrá varias maneras de corregir la DTD.</text:p>
      <text:p text:style-name="P2"/>
      <text:p text:style-name="P4">10. Marcadores</text:p>
      <text:p text:style-name="P4"/>
      <text:p text:style-name="P4">&lt;?xml version="1.0" encoding="UTF-8"?&gt;</text:p>
      <text:p text:style-name="P4">&lt;!DOCTYPE marcadores [</text:p>
      <text:p text:style-name="P4"><text:s/>&lt;!ELEMENT marcadores (marcador+)&gt;</text:p>
      <text:p text:style-name="P4"><text:s/>&lt;!ELEMENT marcador (nombre, uri)&gt;</text:p>
      <text:p text:style-name="P4"><text:s/>&lt;!ELEMENT nombre (#PCDATA)&gt;</text:p>
      <text:p text:style-name="P4"><text:s/>&lt;!ELEMENT uri (#PCDATA)&gt;</text:p>
      <text:p text:style-name="P4">]&gt;</text:p>
      <text:p text:style-name="P4">&lt;marcadores&gt;</text:p>
      <text:p text:style-name="P4"><text:s/>&lt;marcador&gt;</text:p>
      <text:p text:style-name="P4"><text:s/>&lt;nombre&gt;W3C&lt;/nombre&gt;</text:p>
      <text:p text:style-name="P4"><text:s/>&lt;uri&gt;http://www.w3.org/&lt;/uri&gt;</text:p>
      <text:p text:style-name="P4"><text:s/>&lt;/marcador&gt;</text:p>
      <text:p text:style-name="P4"><text:s/>&lt;marcador&gt;</text:p>
      <text:p text:style-name="P4"><text:s/>&lt;nombre&gt;Web Hypertext Application</text:p>
      <text:p text:style-name="P4">Technology Working Group (WHATWG)&lt;/nombre&gt;</text:p>
      <text:p text:style-name="P4"><text:s/>&lt;uri&gt;http://www.whatwg.org/&lt;/uri&gt;</text:p>
      <text:p text:style-name="P4"><text:s/>&lt;/marcador&gt;</text:p>
      <text:p text:style-name="P4">&lt;/marcadores&gt;</text:p>
      <text:p text:style-name="P4"/>
      <text:p text:style-name="P4">11. Efemérides</text:p>
      <text:p text:style-name="P4"/>
      <text:p text:style-name="P4">&lt;?xml version="1.0" encoding="UTF-8"?&gt;</text:p>
      <text:p text:style-name="P4">&lt;!DOCTYPE efemerides [</text:p>
      <text:p text:style-name="P4"><text:s/>&lt;!ELEMENT efemerides (efemeride*)&gt;</text:p>
      <text:p text:style-name="P4"><text:s/>&lt;!ELEMENT efemeride (fecha, hecho)&gt;</text:p>
      <text:p text:style-name="P4"><text:s/>&lt;!ELEMENT fecha (#PCDATA)&gt;</text:p>
      <text:p text:style-name="P4"><text:s/>&lt;!ELEMENT hecho (#PCDATA)&gt;</text:p>
      <text:p text:style-name="P4">]&gt;</text:p>
      <text:p text:style-name="P4">&lt;efemerides&gt;</text:p>
      <text:p text:style-name="P4"><text:s/>&lt;efemeride&gt;</text:p>
      <text:p text:style-name="P4"><text:s/>&lt;fecha&gt;20 de julio de 1969&lt;/fecha&gt;</text:p>
      <text:p text:style-name="P4"><text:s/>&lt;hecho&gt;Llegada del hombre a la</text:p>
      <text:p text:style-name="P4">Luna&lt;/hecho&gt;</text:p>
      <text:p text:style-name="P4"><text:s/>&lt;/efemeride&gt;</text:p>
      <text:p text:style-name="P4"><text:s/>&lt;efemeride&gt;</text:p>
      <text:p text:style-name="P4"><text:s/>&lt;fecha&gt;12 de octubre de 1492&lt;/fecha&gt;</text:p>
      <text:p text:style-name="P4"><text:s/>&lt;hecho&gt;Llegada de Colón a</text:p>
      <text:p text:style-name="P4"><text:soft-page-break/>América&lt;/hecho&gt;</text:p>
      <text:p text:style-name="P4"><text:s/>&lt;/efemeride&gt;</text:p>
      <text:p text:style-name="P4"><text:s/>&lt;efemeride&gt;</text:p>
      <text:p text:style-name="P4"><text:s/>&lt;fecha&gt;6 de abril de 1909&lt;/fecha&gt;</text:p>
      <text:p text:style-name="P4"><text:s/>&lt;hecho&gt;llegada de Robert Peary al Polo</text:p>
      <text:p text:style-name="P4">Norte&lt;/hecho&gt;</text:p>
      <text:p text:style-name="P4"><text:s/>&lt;/efemeride&gt;</text:p>
      <text:p text:style-name="P4">&lt;/efemerides&gt;</text:p>
      <text:p text:style-name="P4"/>
      <text:p text:style-name="P4"/>
      <text:p text:style-name="P4">12. Aeropuertos</text:p>
      <text:p text:style-name="P4"/>
      <text:p text:style-name="P4">&lt;?xml version="1.0" encoding="UTF-8"?&gt;</text:p>
      <text:p text:style-name="P4">&lt;!DOCTYPE aeropuertos [</text:p>
      <text:p text:style-name="P4"><text:s/>&lt;!ELEMENT aeropuertos (aeropuerto*)&gt;</text:p>
      <text:p text:style-name="P4"><text:s/>&lt;!ELEMENT aeropuerto (nombre, cerrado*)&gt;</text:p>
      <text:p text:style-name="P4"><text:s/>&lt;!ELEMENT nombre (#PCDATA)&gt;</text:p>
      <text:p text:style-name="P4"><text:s/>&lt;!ELEMENT cerrado EMPTY&gt;</text:p>
      <text:p text:style-name="P4">]&gt;</text:p>
      <text:p text:style-name="P4">&lt;aeropuertos&gt;</text:p>
      <text:p text:style-name="P4"><text:s/>&lt;aeropuerto&gt;</text:p>
      <text:p text:style-name="P4"><text:s/>&lt;nombre&gt;Berlín Schönefeld (SFX)&lt;/nombre&gt;</text:p>
      <text:p text:style-name="P4"><text:s/>&lt;/aeropuerto&gt;</text:p>
      <text:p text:style-name="P4"><text:s/>&lt;aeropuerto&gt;</text:p>
      <text:p text:style-name="P4"><text:s/>&lt;nombre&gt;Berlín Tempelhof (THF)&lt;/nombre&gt;</text:p>
      <text:p text:style-name="P4"><text:s/>&lt;cerrado /&gt;</text:p>
      <text:p text:style-name="P4"><text:s/>&lt;/aeropuerto&gt;</text:p>
      <text:p text:style-name="P4">&lt;/aeropuertos&gt;</text:p>
      <text:p text:style-name="P4"/>
      <text:p text:style-name="P4"/>
      <text:p text:style-name="P4">13. Vuelos</text:p>
      <text:p text:style-name="P4"/>
      <text:p text:style-name="P4">&lt;?xml version="1.0" encoding="UTF-8"?&gt;</text:p>
      <text:p text:style-name="P4">&lt;!DOCTYPE vuelos [</text:p>
      <text:p text:style-name="P4"><text:s/>&lt;!ELEMENT vuelos (vuelo*)&gt;</text:p>
      <text:p text:style-name="P4"><text:s/>&lt;!ELEMENT vuelo ( (origen, destino)|(destino, origen) ) &gt;</text:p>
      <text:p text:style-name="P4"><text:s/>&lt;!ELEMENT origen (#PCDATA)&gt;</text:p>
      <text:p text:style-name="P4"><text:s/>&lt;!ELEMENT destino (#PCDATA)&gt;</text:p>
      <text:p text:style-name="P4">]&gt;</text:p>
      <text:p text:style-name="P4">&lt;vuelos&gt;</text:p>
      <text:p text:style-name="P4"><text:s/>&lt;vuelo&gt;</text:p>
      <text:p text:style-name="P4"><text:s/>&lt;origen&gt;Valencia (VLC)&lt;/origen&gt;</text:p>
      <text:p text:style-name="P4"><text:s/>&lt;destino&gt;Londres Heathrow (LHR)&lt;/destino&gt;</text:p>
      <text:p text:style-name="P4"><text:s/>&lt;/vuelo&gt;</text:p>
      <text:p text:style-name="P4"><text:s/>&lt;vuelo&gt;</text:p>
      <text:p text:style-name="P4"><text:s/>&lt;destino&gt;Berlín Schönefeld (SFX)&lt;/destino&gt;</text:p>
      <text:p text:style-name="P4"><text:s/>&lt;origen&gt;Paris Charles de Gaulle (CDG)&lt;/origen&gt;</text:p>
      <text:p text:style-name="P4"><text:s/>&lt;/vuelo&gt;</text:p>
      <text:p text:style-name="P4">&lt;/vuelos&gt;</text:p>
      <text:p text:style-name="P4"/>
      <text:p text:style-name="P4"/>
      <text:p text:style-name="P4"/>
      <text:p text:style-name="P4"><text:soft-page-break/>14. Reyes españoles</text:p>
      <text:p text:style-name="P4"/>
      <text:p text:style-name="P4">&lt;?xml version="1.0" encoding="UTF-8"?&gt;</text:p>
      <text:p text:style-name="P4">&lt;!DOCTYPE reyesEspañoles [</text:p>
      <text:p text:style-name="P4"><text:s/>&lt;!ELEMENT reyesEspañoles ((rey | reina)*)&gt;</text:p>
      <text:p text:style-name="P4"><text:s/>&lt;!ELEMENT rey (nombre, padre, madre)&gt;</text:p>
      <text:p text:style-name="P4"><text:s/>&lt;!ELEMENT reina (nombre, padre, madre)&gt;</text:p>
      <text:p text:style-name="P4"><text:s/>&lt;!ELEMENT nombre (#PCDATA)&gt;</text:p>
      <text:p text:style-name="P4"><text:s/>&lt;!ELEMENT padre (#PCDATA)&gt;</text:p>
      <text:p text:style-name="P4"><text:s/>&lt;!ELEMENT madre (#PCDATA)&gt;</text:p>
      <text:p text:style-name="P4">]&gt;</text:p>
      <text:p text:style-name="P4">&lt;reyesEspañoles&gt;</text:p>
      <text:p text:style-name="P4"><text:s/>&lt;rey&gt;</text:p>
      <text:p text:style-name="P4"><text:s/>&lt;nombre&gt;Felipe III&lt;/nombre&gt;</text:p>
      <text:p text:style-name="P4"><text:s/>&lt;padre&gt;Felipe II&lt;/padre&gt;</text:p>
      <text:p text:style-name="P4"><text:s/>&lt;madre&gt;Ana de Austria&lt;/madre&gt;</text:p>
      <text:p text:style-name="P4"><text:s/>&lt;/rey&gt;</text:p>
      <text:p text:style-name="P4"><text:s/>&lt;reina&gt;</text:p>
      <text:p text:style-name="P4"><text:s/>&lt;nombre&gt;Juana la Loca&lt;/nombre&gt;</text:p>
      <text:p text:style-name="P4"><text:s/>&lt;padre&gt;Fernando el Católico&lt;/padre&gt;</text:p>
      <text:p text:style-name="P4"><text:s/>&lt;madre&gt;Isabel la Católica&lt;/madre&gt;</text:p>
      <text:p text:style-name="P4"><text:s/>&lt;/reina&gt;</text:p>
      <text:p text:style-name="P4"><text:s/>&lt;rey&gt;</text:p>
      <text:p text:style-name="P4"><text:s/>&lt;nombre&gt;Carlos I&lt;/nombre&gt;</text:p>
      <text:p text:style-name="P4"><text:s/>&lt;padre&gt;Felipe el Hermoso&lt;/padre&gt;</text:p>
      <text:p text:style-name="P4"><text:s/>&lt;madre&gt;Juan la Loca&lt;/madre&gt;</text:p>
      <text:p text:style-name="P4"><text:s/>&lt;/rey&gt;</text:p>
      <text:p text:style-name="P4">&lt;/reyesEspañoles&gt;</text:p>
      <text:p text:style-name="P4"/>
      <text:p text:style-name="P4"/>
      <text:p text:style-name="P4">15. Países</text:p>
      <text:p text:style-name="P4"/>
      <text:p text:style-name="P4">&lt;?xml version="1.0" encoding="UTF-8"?&gt;</text:p>
      <text:p text:style-name="P4">&lt;!DOCTYPE paises [</text:p>
      <text:p text:style-name="P4"><text:s/>&lt;!ELEMENT paises (pais*)&gt;</text:p>
      <text:p text:style-name="P4"><text:s/>&lt;!ELEMENT pais (nombre, (unionEuropea|otan)*)&gt;</text:p>
      <text:p text:style-name="P4"><text:s/>&lt;!ELEMENT nombre (#PCDATA)&gt;</text:p>
      <text:p text:style-name="P4"><text:s/>&lt;!ELEMENT unionEuropea EMPTY&gt;</text:p>
      <text:p text:style-name="P4"><text:s/>&lt;!ELEMENT otan EMPTY&gt;</text:p>
      <text:p text:style-name="P4">]&gt;</text:p>
      <text:p text:style-name="P4">&lt;paises&gt;</text:p>
      <text:p text:style-name="P4"><text:s/>&lt;pais&gt;</text:p>
      <text:p text:style-name="P4"><text:s/>&lt;nombre&gt;España&lt;/nombre&gt;</text:p>
      <text:p text:style-name="P4"><text:s/>&lt;unionEuropea /&gt;</text:p>
      <text:p text:style-name="P4"><text:s/>&lt;otan /&gt;</text:p>
      <text:p text:style-name="P4"><text:s/>&lt;/pais&gt;</text:p>
      <text:p text:style-name="P4"><text:s/>&lt;pais&gt;</text:p>
      <text:p text:style-name="P4"><text:s/>&lt;nombre&gt;Noruega&lt;/nombre&gt;</text:p>
      <text:p text:style-name="P4"><text:s/>&lt;otan /&gt;</text:p>
      <text:p text:style-name="P4"><text:s/>&lt;/pais&gt;</text:p>
      <text:p text:style-name="P4"><text:s/>&lt;pais&gt;</text:p>
      <text:p text:style-name="P4"><text:s/>&lt;nombre&gt;Austria&lt;/nombre&gt;</text:p>
      <text:p text:style-name="P4"><text:soft-page-break/><text:s/>&lt;unionEuropea /&gt;</text:p>
      <text:p text:style-name="P4"><text:s/>&lt;/pais&gt;</text:p>
      <text:p text:style-name="P4">&lt;/paises&gt;</text:p>
      <text:p text:style-name="P4"/>
      <text:p text:style-name="P4"/>
      <text:p text:style-name="P4">16. Códigos de colores</text:p>
      <text:p text:style-name="P4"/>
      <text:p text:style-name="P4">&lt;?xml version="1.0" encoding="UTF-8"?&gt;</text:p>
      <text:p text:style-name="P4">&lt;!DOCTYPE colores [</text:p>
      <text:p text:style-name="P4"><text:s/>&lt;!ELEMENT colores (color*)&gt;</text:p>
      <text:p text:style-name="P4"><text:s/>&lt;!ELEMENT color (nombreSvg, codigo)&gt;</text:p>
      <text:p text:style-name="P4"><text:s/>&lt;!ELEMENT codigo (rgb*, cmyk*)&gt;</text:p>
      <text:p text:style-name="P4"><text:s/>&lt;!ELEMENT nombreSvg (#PCDATA)&gt;</text:p>
      <text:p text:style-name="P4"><text:s/>&lt;!ELEMENT rgb (#PCDATA)&gt;</text:p>
      <text:p text:style-name="P4"><text:s/>&lt;!ELEMENT cmyk (#PCDATA)&gt;</text:p>
      <text:p text:style-name="P4">]&gt;</text:p>
      <text:p text:style-name="P4">&lt;colores&gt;</text:p>
      <text:p text:style-name="P4"><text:s/>&lt;color&gt;</text:p>
      <text:p text:style-name="P4"><text:s/>&lt;nombreSvg&gt;Purple&lt;/nombreSvg&gt;</text:p>
      <text:p text:style-name="P4"><text:s/>&lt;codigo&gt;</text:p>
      <text:p text:style-name="P4"><text:s/>&lt;rgb&gt;#800080&lt;/rgb&gt;</text:p>
      <text:p text:style-name="P4"><text:s/>&lt;/codigo&gt;</text:p>
      <text:p text:style-name="P4"><text:s/>&lt;/color&gt;</text:p>
      <text:p text:style-name="P4"><text:s/>&lt;color&gt;</text:p>
      <text:p text:style-name="P4"><text:s/>&lt;nombreSvg&gt;Purple&lt;/nombreSvg&gt;</text:p>
      <text:p text:style-name="P4"><text:s/>&lt;codigo&gt;</text:p>
      <text:p text:style-name="P4"><text:s/>&lt;cmyk&gt;#00FF007F&lt;/cmyk&gt;</text:p>
      <text:p text:style-name="P4"><text:s/>&lt;/codigo&gt;</text:p>
      <text:p text:style-name="P4"><text:s/>&lt;/color&gt;</text:p>
      <text:p text:style-name="P4">&lt;/colores&gt;</text:p>
      <text:p text:style-name="P4"/>
      <text:p text:style-name="P4">17. Contabilidad</text:p>
      <text:p text:style-name="P4"/>
      <text:p text:style-name="P4">&lt;?xml version="1.0" encoding="UTF-8"?&gt;</text:p>
      <text:p text:style-name="P4">&lt;!DOCTYPE contabilidad [</text:p>
      <text:p text:style-name="P4"><text:s/>&lt;!ELEMENT contabilidad (apunte+)&gt;</text:p>
      <text:p text:style-name="P4"><text:s/>&lt;!ELEMENT apunte ((ingreso | gasto)*, fecha, cantidad, concepto)&gt;</text:p>
      <text:p text:style-name="P4"><text:s/>&lt;!ELEMENT ingreso EMPTY&gt;</text:p>
      <text:p text:style-name="P4"><text:s/>&lt;!ELEMENT gasto EMPTY&gt;</text:p>
      <text:p text:style-name="P4"><text:s/>&lt;!ELEMENT fecha (#PCDATA)&gt;</text:p>
      <text:p text:style-name="P4"><text:s/>&lt;!ELEMENT cantidad (#PCDATA)&gt;</text:p>
      <text:p text:style-name="P4"><text:s/>&lt;!ELEMENT concepto (#PCDATA)&gt;</text:p>
      <text:p text:style-name="P4">]&gt;</text:p>
      <text:p text:style-name="P4">&lt;contabilidad&gt;</text:p>
      <text:p text:style-name="P4"><text:s/>&lt;apunte&gt;</text:p>
      <text:p text:style-name="P4"><text:s/>&lt;ingreso /&gt;</text:p>
      <text:p text:style-name="P4"><text:s/>&lt;fecha&gt;24 de febrero de 2011&lt;/fecha&gt;</text:p>
      <text:p text:style-name="P4"><text:s/>&lt;cantidad&gt;1800,00 €&lt;/cantidad&gt;</text:p>
      <text:p text:style-name="P4"><text:s/>&lt;concepto&gt;Salario&lt;/concepto&gt;</text:p>
      <text:p text:style-name="P4"><text:s/>&lt;/apunte&gt;</text:p>
      <text:p text:style-name="P4"><text:s/>&lt;apunte&gt;</text:p>
      <text:p text:style-name="P4"><text:s/>&lt;gasto /&gt;</text:p>
      <text:p text:style-name="P4"><text:soft-page-break/><text:s/>&lt;fecha&gt;28 de febrero de 2011&lt;/fecha&gt;</text:p>
      <text:p text:style-name="P4"><text:s/>&lt;cantidad&gt;74,25 €&lt;/cantidad&gt;</text:p>
      <text:p text:style-name="P4"><text:s/>&lt;concepto&gt;Recibo luz&lt;/concepto&gt;</text:p>
      <text:p text:style-name="P4"><text:s/>&lt;/apunte&gt;</text:p>
      <text:p text:style-name="P4">&lt;/contabilidad&gt;</text:p>
      <text:p text:style-name="P4"/>
      <text:p text:style-name="P4"/>
      <text:p text:style-name="P4">18. Mensajes</text:p>
      <text:p text:style-name="P4"/>
      <text:p text:style-name="P4">&lt;?xml version="1.0" encoding="UTF-8"?&gt;</text:p>
      <text:p text:style-name="P4">&lt;!DOCTYPE mensajes [</text:p>
      <text:p text:style-name="P4"><text:s/>&lt;!ELEMENT mensajes (mensaje*)&gt;</text:p>
      <text:p text:style-name="P4"><text:s/>&lt;!ELEMENT mensaje (de, para, hora, texto)&gt;</text:p>
      <text:p text:style-name="P4"><text:s/>&lt;!ELEMENT texto ANY&gt;</text:p>
      <text:p text:style-name="P4"><text:s/>&lt;!ELEMENT de (#PCDATA)&gt;</text:p>
      <text:p text:style-name="P4"><text:s/>&lt;!ELEMENT para (#PCDATA)&gt;</text:p>
      <text:p text:style-name="P4"><text:s/>&lt;!ELEMENT hora (#PCDATA)&gt;</text:p>
      <text:p text:style-name="P4"><text:s/>&lt;!ELEMENT strong (#PCDATA)&gt;</text:p>
      <text:p text:style-name="P4">]&gt;</text:p>
      <text:p text:style-name="P4">&lt;mensajes&gt;</text:p>
      <text:p text:style-name="P4"><text:s/>&lt;mensaje&gt;</text:p>
      <text:p text:style-name="P4"><text:s/>&lt;de&gt;Pepe (pepe@example.com)&lt;/de&gt;</text:p>
      <text:p text:style-name="P4"><text:s/>&lt;para&gt;Juan (juan@example.com)&lt;/para&gt;</text:p>
      <text:p text:style-name="P4"><text:s/>&lt;hora&gt;28/02/2011 17:48:23,61&lt;/hora&gt;</text:p>
      <text:p text:style-name="P4"><text:s/>&lt;texto&gt;¿Hola, Juan, qué haces?&lt;/texto&gt;</text:p>
      <text:p text:style-name="P4"><text:s/>&lt;/mensaje&gt;</text:p>
      <text:p text:style-name="P4"><text:s/>&lt;mensaje&gt;</text:p>
      <text:p text:style-name="P4"><text:s/>&lt;de&gt;Juan (juan@example.com)&lt;/de&gt;</text:p>
      <text:p text:style-name="P4"><text:s/>&lt;para&gt;Pepe (pepe@example.com)&lt;/para&gt;</text:p>
      <text:p text:style-name="P4"><text:s/>&lt;hora&gt;28/02/2011 17:54:20,87&lt;/hora&gt;</text:p>
      <text:p text:style-name="P4"><text:s/>&lt;texto&gt;Aquí, aprendiendo &lt;strong&gt;XML&lt;/strong&gt;&lt;/texto&gt;</text:p>
      <text:p text:style-name="P4"><text:s/>&lt;/mensaje&gt;</text:p>
      <text:p text:style-name="P4">&lt;/mensaj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8:43.446078099</meta:creation-date>
    <meta:editing-duration>PT35M12S</meta:editing-duration>
    <meta:editing-cycles>11</meta:editing-cycles>
    <meta:generator>LibreOffice/6.0.3.2$Linux_X86_64 LibreOffice_project/00m0$Build-2</meta:generator>
    <dc:date>2018-10-18T10:56:50.027473834</dc:date>
    <meta:document-statistic meta:table-count="0" meta:image-count="0" meta:object-count="0" meta:page-count="5" meta:paragraph-count="209" meta:word-count="504" meta:character-count="4807" meta:non-whitespace-character-count="4366"/>
  </office:meta>
</office:document-meta>
</file>